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adc" officeooo:paragraph-rsid="001cdadc"/>
    </style:style>
    <style:style style:name="P2" style:family="paragraph" style:parent-style-name="Standard">
      <style:text-properties fo:font-weight="bold" officeooo:rsid="001cdadc" officeooo:paragraph-rsid="001cdadc" style:font-weight-asian="bold" style:font-weight-complex="bold"/>
    </style:style>
    <style:style style:name="P3" style:family="paragraph" style:parent-style-name="Standard">
      <style:text-properties fo:font-weight="normal" officeooo:rsid="001cdadc" officeooo:paragraph-rsid="001cdadc" style:font-weight-asian="normal" style:font-weight-complex="normal"/>
    </style:style>
    <style:style style:name="P4" style:family="paragraph" style:parent-style-name="Standard">
      <style:text-properties fo:font-weight="normal" officeooo:rsid="001cdb51" officeooo:paragraph-rsid="001cdb51" style:font-weight-asian="normal" style:font-weight-complex="normal"/>
    </style:style>
    <style:style style:name="P5" style:family="paragraph" style:parent-style-name="Standard">
      <style:text-properties fo:font-weight="normal" officeooo:rsid="001d9551" officeooo:paragraph-rsid="001d9551" style:font-weight-asian="normal" style:font-weight-complex="normal"/>
    </style:style>
    <style:style style:name="P6" style:family="paragraph" style:parent-style-name="Standard">
      <style:text-properties fo:font-weight="normal" officeooo:rsid="001d9551" officeooo:paragraph-rsid="001d9551" style:font-weight-asian="normal" style:font-weight-complex="normal"/>
    </style:style>
    <style:style style:name="T1" style:family="text">
      <style:text-properties officeooo:rsid="001d9551"/>
    </style:style>
    <style:style style:name="T2" style:family="text">
      <style:text-properties officeooo:rsid="002257d3"/>
    </style:style>
    <style:style style:name="T3" style:family="text">
      <style:text-properties officeooo:rsid="00241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an Steiner</text:p>
      <text:p text:style-name="P1">1-28-17</text:p>
      <text:p text:style-name="P1">Lab 2</text:p>
      <text:p text:style-name="P1"/>
      <text:p text:style-name="P2">Crafting a Compiler:</text:p>
      <text:p text:style-name="P2"/>
      <text:p text:style-name="P4">3.3)<text:tab/><text:span text:style-name="T1">((a(b)*a)|(b(a)*b))</text:span></text:p>
      <text:p text:style-name="P4"><text:tab/><text:span text:style-name="T1">(a(bc|c)da)+</text:span></text:p>
      <text:p text:style-name="P4"><text:tab/><text:span text:style-name="T1">a(b)*c</text:span></text:p>
      <text:p text:style-name="P4"/>
      <text:p text:style-name="P5">3.4)<text:tab/><text:span text:style-name="T2">See included images</text:span></text:p>
      <text:p text:style-name="P5"/>
      <text:p text:style-name="P5">3.15)<text:tab/><text:span text:style-name="T3">See included image</text:span></text:p>
      <text:p text:style-name="P2"/>
      <text:p text:style-name="P2">Dragon:</text:p>
      <text:p text:style-name="P2"/>
      <text:p text:style-name="P3">3.3.4)<text:tab/>(s|S)(e|E)(l|L)(e|E)(c|C)(t|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40:05.720026899</meta:creation-date>
    <meta:generator>LibreOffice/5.1.4.2$Linux_X86_64 LibreOffice_project/10m0$Build-2</meta:generator>
    <dc:date>2017-02-07T14:19:00.009303281</dc:date>
    <meta:editing-duration>PT15M43S</meta:editing-duration>
    <meta:editing-cycles>7</meta:editing-cycles>
    <meta:document-statistic meta:table-count="0" meta:image-count="0" meta:object-count="0" meta:page-count="1" meta:paragraph-count="11" meta:word-count="23" meta:character-count="181" meta:non-whitespace-character-count="167"/>
  </office:meta>
</office:document-meta>
</file>